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ité<text:tab/>Mnémonique<text:tab/><text:tab/><text:tab/>Signification<text:tab/><text:tab/><text:tab/><text:tab/><text:tab/>Type<text:tab/><text:tab/><text:tab/><text:tab/>Contrainte</text:p>
      <text:p text:style-name="Standard"><text:tab/><text:tab/><text:tab/><text:tab/><text:tab/><text:tab/><text:tab/><text:tab/><text:tab/><text:tab/><text:tab/>alphanumérique (AN)</text:p>
      <text:p text:style-name="Standard"><text:tab/><text:tab/><text:tab/><text:tab/><text:tab/><text:tab/><text:tab/><text:tab/><text:tab/><text:tab/><text:tab/>numérique (N)</text:p>
      <text:p text:style-name="Standard"><text:tab/><text:tab/><text:tab/><text:tab/><text:tab/><text:tab/><text:tab/><text:tab/><text:tab/><text:tab/><text:tab/>Booléen</text:p>
      <text:p text:style-name="Standard"/>
      <text:p text:style-name="Standard">Plage</text:p>
      <text:p text:style-name="Standard"><text:tab/>nom_plage<text:tab/><text:tab/><text:tab/>Nom de la plage<text:tab/><text:tab/><text:tab/><text:tab/>AN (200)<text:tab/><text:tab/><text:tab/>obligatoire</text:p>
      <text:p text:style-name="Standard"><text:tab/>longueur_plage_km<text:tab/><text:tab/>Longueur de la plage en km<text:tab/><text:tab/><text:tab/>N (10)<text:tab/><text:tab/><text:tab/><text:tab/>facultatif</text:p>
      <text:p text:style-name="Standard"><text:tab/>sable_fin<text:tab/><text:tab/><text:tab/>sable fin<text:tab/><text:tab/><text:tab/><text:tab/><text:tab/>B<text:tab/><text:tab/><text:tab/><text:tab/>default false</text:p>
      <text:p text:style-name="Standard"><text:tab/>rochers<text:tab/><text:tab/><text:tab/><text:tab/>rochers<text:tab/><text:tab/><text:tab/><text:tab/><text:tab/><text:tab/>B<text:tab/><text:tab/><text:tab/><text:tab/>default false</text:p>
      <text:p text:style-name="Standard"><text:tab/>galets<text:tab/><text:tab/><text:tab/><text:tab/>galets<text:tab/><text:tab/><text:tab/><text:tab/><text:tab/><text:tab/>B<text:tab/><text:tab/><text:tab/><text:tab/>default false</text:p>
      <text:p text:style-name="Standard"><text:tab/></text:p>
      <text:p text:style-name="Standard">Ville</text:p>
      <text:p text:style-name="Standard"><text:tab/>nom_ville<text:tab/><text:tab/><text:tab/>Nom de la ville <text:tab/><text:tab/><text:tab/><text:tab/>AN (150)<text:tab/><text:tab/><text:tab/>obligatoire</text:p>
      <text:p text:style-name="Standard"><text:tab/>code_postale<text:tab/><text:tab/><text:tab/>code postale de la ville<text:tab/><text:tab/><text:tab/>N (5)<text:tab/><text:tab/><text:tab/><text:tab/>obligatoire</text:p>
      <text:p text:style-name="Standard"><text:tab/>nb_touristes<text:tab/><text:tab/><text:tab/>nombre de touristes dans la ville<text:tab/><text:tab/>N (5)<text:tab/><text:tab/><text:tab/><text:tab/>facultatif</text:p>
      <text:p text:style-name="Standard"/>
      <text:p text:style-name="Standard">Regions</text:p>
      <text:p text:style-name="Standard"><text:tab/>nom_region<text:tab/><text:tab/><text:tab/>Nom de la région<text:tab/><text:tab/><text:tab/><text:tab/>AN (200)<text:tab/><text:tab/><text:tab/>obligatoire</text:p>
      <text:p text:style-name="Standard"><text:tab/>nom_responsable_region<text:tab/>Nom du responsable de la région<text:tab/><text:tab/>AN (100)<text:tab/><text:tab/><text:tab/>obligatoire</text:p>
      <text:p text:style-name="Standard"><text:tab/>prenom_responsable_region<text:tab/>Prenom du responsable de la région<text:tab/><text:tab/>AN (100)<text:tab/><text:tab/><text:tab/>obligatoi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2T14:20:49.99</meta:creation-date>
    <dc:date>2020-07-22T19:16:03.75</dc:date>
    <meta:editing-duration>PT4H9M1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9" meta:word-count="102" meta:character-count="806"/>
  </office:meta>
</office:document-meta>
</file>